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eiryo" svg:font-family="Meiryo"/>
    <style:font-face style:name="ＭＳ 明朝" svg:font-family="'ＭＳ 明朝'" style:font-family-generic="roman"/>
    <style:font-face style:name="メイリオ2" svg:font-family="メイリオ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line-height="0.388cm" fo:text-align="start" style:justify-single-word="false"/>
      <style:text-properties style:font-name="メイリオ1" fo:font-size="10.25pt" fo:font-style="normal" fo:font-weight="normal" officeooo:rsid="000f9db4" officeooo:paragraph-rsid="001bfa40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2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1" fo:font-size="10.25pt" fo:font-style="normal" fo:font-weight="normal" officeooo:rsid="000f9db4" officeooo:paragraph-rsid="002232e1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3" style:family="paragraph" style:parent-style-name="Standard">
      <style:paragraph-properties fo:line-height="0.388cm"/>
      <style:text-properties style:font-name="メイリオ1" fo:font-size="10.25pt" fo:font-style="normal" fo:font-weight="normal" officeooo:rsid="000f9db4" officeooo:paragraph-rsid="002232e1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4" style:family="paragraph" style:parent-style-name="Standard">
      <style:paragraph-properties fo:line-height="0.388cm"/>
      <style:text-properties style:font-name="メイリオ1" fo:font-size="10.25pt" fo:font-style="normal" fo:font-weight="normal" officeooo:rsid="000f9db4" officeooo:paragraph-rsid="0022dcd6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メイリオ1" fo:font-size="10.25pt" fo:font-style="normal" fo:font-weight="normal" officeooo:rsid="001bfa40" officeooo:paragraph-rsid="001bfa40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6" style:family="paragraph" style:parent-style-name="Standard">
      <style:paragraph-properties fo:line-height="0.388cm" fo:text-align="start" style:justify-single-word="false"/>
      <style:text-properties style:font-name="メイリオ1" fo:font-size="10pt" fo:font-style="normal" fo:font-weight="bold" officeooo:rsid="000f9db4" officeooo:paragraph-rsid="001bfa40" style:font-name-asian="メイリオ1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line-height="0.388cm" fo:text-align="start" style:justify-single-word="false"/>
      <style:text-properties style:font-name="メイリオ1" fo:font-size="10pt" fo:font-style="normal" fo:font-weight="bold" officeooo:rsid="000f9db4" officeooo:paragraph-rsid="002232e1" style:font-name-asian="メイリオ1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paragraph-properties fo:line-height="0.388cm" fo:text-align="start" style:justify-single-word="false"/>
      <style:text-properties style:font-name="メイリオ1" fo:font-size="10pt" fo:font-style="normal" fo:font-weight="bold" officeooo:rsid="001f5177" officeooo:paragraph-rsid="001f5177" style:font-name-asian="メイリオ1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line-height="0.388cm" fo:text-align="start" style:justify-single-word="false"/>
      <style:text-properties style:font-name="メイリオ1" fo:font-size="10pt" fo:font-style="normal" fo:font-weight="normal" officeooo:rsid="000f9db4" officeooo:paragraph-rsid="001bfa40" style:font-name-asian="メイリオ1" style:font-size-asian="10pt" style:language-asian="ja" style:country-asian="JP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line-height="0.388cm" fo:text-align="start" style:justify-single-word="false"/>
      <style:text-properties style:font-name="メイリオ1" fo:font-size="9pt" fo:font-style="normal" fo:font-weight="normal" officeooo:rsid="000f9db4" officeooo:paragraph-rsid="001bfa40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paragraph-properties fo:line-height="0.388cm" fo:text-align="start" style:justify-single-word="false"/>
      <style:text-properties style:font-name="メイリオ1" fo:font-size="9pt" fo:font-style="normal" fo:font-weight="normal" officeooo:rsid="000f9db4" officeooo:paragraph-rsid="002232e1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1" fo:font-size="9pt" fo:font-style="normal" fo:font-weight="normal" officeooo:rsid="000f9db4" officeooo:paragraph-rsid="001fae95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paragraph-properties fo:line-height="0.388cm" fo:text-align="start" style:justify-single-word="false"/>
      <style:text-properties style:font-name="メイリオ1" fo:font-size="9pt" fo:font-style="normal" fo:font-weight="normal" officeooo:rsid="001bfa40" officeooo:paragraph-rsid="001bfa40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paragraph-properties fo:line-height="0.388cm" fo:text-align="start" style:justify-single-word="false"/>
      <style:text-properties style:font-name="メイリオ1" fo:font-size="9pt" fo:font-style="normal" fo:font-weight="normal" officeooo:rsid="001f5177" officeooo:paragraph-rsid="001f5177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1" fo:font-size="9pt" fo:font-style="normal" officeooo:rsid="000f9db4" officeooo:paragraph-rsid="002232e1" style:font-name-asian="メイリオ1" style:font-size-asian="9pt" style:language-asian="ja" style:country-asian="JP" style:font-style-asian="normal" style:font-size-complex="9pt" style:font-style-complex="normal"/>
    </style:style>
    <style:style style:name="P16" style:family="paragraph" style:parent-style-name="Standard">
      <style:paragraph-properties fo:line-height="0.388cm"/>
      <style:text-properties style:font-name="メイリオ1" fo:font-size="9pt" fo:font-style="normal" officeooo:rsid="000f9db4" officeooo:paragraph-rsid="002232e1" style:font-name-asian="メイリオ1" style:font-size-asian="9pt" style:language-asian="ja" style:country-asian="JP" style:font-style-asian="normal" style:font-size-complex="9pt" style:font-style-complex="normal"/>
    </style:style>
    <style:style style:name="P17" style:family="paragraph" style:parent-style-name="Standard">
      <style:paragraph-properties fo:line-height="0.388cm" fo:text-align="start" style:justify-single-word="false"/>
      <style:text-properties style:font-name="メイリオ1" fo:font-size="9pt" officeooo:paragraph-rsid="001bfa40" style:font-name-asian="メイリオ1" style:font-size-asian="9pt" style:language-asian="ja" style:country-asian="JP" style:font-size-complex="9pt"/>
    </style:style>
    <style:style style:name="P18" style:family="paragraph" style:parent-style-name="Standard">
      <style:paragraph-properties fo:line-height="0.388cm" fo:text-align="start" style:justify-single-word="false"/>
      <style:text-properties style:font-name="メイリオ1" fo:font-size="9pt" officeooo:rsid="001bfa40" officeooo:paragraph-rsid="001bfa40" style:font-name-asian="メイリオ1" style:font-size-asian="9pt" style:language-asian="ja" style:country-asian="JP" style:font-size-complex="9pt"/>
    </style:style>
    <style:style style:name="P19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1" fo:font-size="9pt" officeooo:rsid="000f9db4" officeooo:paragraph-rsid="002232e1" style:font-name-asian="メイリオ1" style:font-size-asian="9pt" style:language-asian="ja" style:country-asian="JP" style:font-size-complex="9pt"/>
    </style:style>
    <style:style style:name="P20" style:family="paragraph" style:parent-style-name="Standard">
      <style:paragraph-properties fo:line-height="0.388cm"/>
      <style:text-properties style:font-name="メイリオ1" fo:font-size="9pt" officeooo:rsid="000f9db4" officeooo:paragraph-rsid="002232e1" style:font-name-asian="メイリオ1" style:font-size-asian="9pt" style:language-asian="ja" style:country-asian="JP" style:font-size-complex="9pt"/>
    </style:style>
    <style:style style:name="P21" style:family="paragraph" style:parent-style-name="Standard">
      <style:paragraph-properties fo:line-height="0.388cm" fo:text-align="start" style:justify-single-word="false"/>
      <style:text-properties style:font-name="メイリオ1" fo:font-size="9pt" officeooo:paragraph-rsid="001bfa40" style:font-name-asian="メイリオ1" style:font-size-asian="9pt" style:font-size-complex="9pt"/>
    </style:style>
    <style:style style:name="P22" style:family="paragraph" style:parent-style-name="Standard">
      <style:paragraph-properties fo:line-height="0.388cm" fo:text-align="start" style:justify-single-word="false"/>
      <style:text-properties style:font-name="メイリオ1" fo:font-size="9pt" fo:font-weight="normal" officeooo:paragraph-rsid="001bfa40" style:font-name-asian="メイリオ1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line-height="0.388cm" fo:text-align="start" style:justify-single-word="false"/>
      <style:text-properties style:font-name="メイリオ1" fo:font-size="9pt" fo:font-weight="normal" officeooo:paragraph-rsid="001f5177" style:font-name-asian="メイリオ1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line-height="0.388cm" fo:text-align="start" style:justify-single-word="false"/>
      <style:text-properties style:font-name="メイリオ1" fo:font-size="9pt" fo:font-weight="normal" officeooo:paragraph-rsid="001bfa40" style:font-name-asian="メイリオ1" style:font-size-asian="9pt" style:language-asian="ja" style:country-asian="JP" style:font-weight-asian="normal" style:font-size-complex="9pt" style:font-weight-complex="normal"/>
    </style:style>
    <style:style style:name="P25" style:family="paragraph" style:parent-style-name="Standard">
      <style:paragraph-properties fo:line-height="0.388cm" fo:text-align="start" style:justify-single-word="false"/>
      <style:text-properties style:font-name="メイリオ1" fo:font-size="9pt" fo:font-weight="normal" officeooo:rsid="001f5177" officeooo:paragraph-rsid="001f5177" style:font-name-asian="メイリオ1" style:font-size-asian="9pt" style:language-asian="ja" style:country-asian="JP" style:font-weight-asian="normal" style:font-size-complex="9pt" style:font-weight-complex="normal"/>
    </style:style>
    <style:style style:name="P26" style:family="paragraph" style:parent-style-name="Standard">
      <style:paragraph-properties fo:line-height="0.388cm"/>
      <style:text-properties style:font-name="メイリオ1" fo:font-size="9pt" officeooo:paragraph-rsid="002232e1"/>
    </style:style>
    <style:style style:name="P27" style:family="paragraph" style:parent-style-name="Standard">
      <style:paragraph-properties fo:line-height="100%" fo:text-align="end" style:justify-single-word="false"/>
      <style:text-properties style:font-name="メイリオ1" fo:font-size="13pt" fo:font-style="normal" fo:font-weight="bold" officeooo:rsid="000f9db4" officeooo:paragraph-rsid="0020603c" style:font-name-asian="メイリオ1" style:font-size-asian="13pt" style:language-asian="ja" style:country-asian="JP" style:font-style-asian="normal" style:font-weight-asian="bold" style:font-size-complex="13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20pt" officeooo:paragraph-rsid="0020603c" style:font-name-asian="ＭＳ 明朝" style:font-size-asian="20pt" style:language-asian="ja" style:country-asian="JP" style:font-size-complex="20pt"/>
    </style:style>
    <style:style style:name="P29" style:family="paragraph" style:parent-style-name="Standard">
      <style:paragraph-properties fo:text-align="center" style:justify-single-word="false"/>
      <style:text-properties fo:font-size="20pt" officeooo:rsid="017a0df9" officeooo:paragraph-rsid="0020603c" style:font-name-asian="ＭＳ 明朝" style:font-size-asian="20pt" style:language-asian="ja" style:country-asian="JP" style:font-size-complex="20pt"/>
    </style:style>
    <style:style style:name="P30" style:family="paragraph" style:parent-style-name="Standard">
      <style:paragraph-properties fo:text-align="center" style:justify-single-word="false"/>
      <style:text-properties fo:font-size="20pt" fo:font-weight="bold" officeooo:paragraph-rsid="0020603c" style:font-name-asian="ＭＳ 明朝" style:font-size-asian="20pt" style:language-asian="ja" style:country-asian="JP" style:font-weight-asian="bold" style:font-size-complex="20pt" style:font-weight-complex="bold"/>
    </style:style>
    <style:style style:name="P31" style:family="paragraph" style:parent-style-name="Standard">
      <style:paragraph-properties fo:text-align="end" style:justify-single-word="false"/>
      <style:text-properties officeooo:paragraph-rsid="0020603c" style:language-asian="ja" style:country-asian="JP"/>
    </style:style>
    <style:style style:name="P32" style:family="paragraph" style:parent-style-name="Standard">
      <style:text-properties officeooo:paragraph-rsid="0020603c" style:language-asian="ja" style:country-asian="JP"/>
    </style:style>
    <style:style style:name="P33" style:family="paragraph" style:parent-style-name="Standard">
      <style:paragraph-properties fo:line-height="100%" fo:text-align="start" style:justify-single-word="false"/>
      <style:text-properties officeooo:paragraph-rsid="001bfa40"/>
    </style:style>
    <style:style style:name="P34" style:family="paragraph" style:parent-style-name="Standard">
      <style:paragraph-properties fo:line-height="0.388cm" fo:text-align="start" style:justify-single-word="false"/>
      <style:text-properties officeooo:paragraph-rsid="002232e1"/>
    </style:style>
    <style:style style:name="P35" style:family="paragraph" style:parent-style-name="Standard">
      <style:paragraph-properties fo:line-height="0.388cm"/>
      <style:text-properties officeooo:paragraph-rsid="002232e1"/>
    </style:style>
    <style:style style:name="P36" style:family="paragraph" style:parent-style-name="ボルグドキュメントスタイル">
      <style:paragraph-properties fo:margin-left="0cm" fo:margin-right="0cm" fo:text-indent="0cm" style:auto-text-indent="false"/>
    </style:style>
    <style:style style:name="P37" style:family="paragraph" style:parent-style-name="ボルグドキュメントスタイル">
      <style:paragraph-properties fo:margin-left="0cm" fo:margin-right="0cm" fo:text-indent="0cm" style:auto-text-indent="false"/>
      <style:text-properties style:font-name-asian="メイリオ1"/>
    </style:style>
    <style:style style:name="P38" style:family="paragraph" style:parent-style-name="ボルグドキュメントスタイル">
      <style:paragraph-properties fo:margin-left="0cm" fo:margin-right="0cm" fo:text-indent="0cm" style:auto-text-indent="false"/>
      <style:text-properties style:font-name-asian="メイリオ1" style:language-asian="ja" style:country-asian="JP"/>
    </style:style>
    <style:style style:name="P39" style:family="paragraph" style:parent-style-name="ボルグドキュメントスタイル">
      <style:paragraph-properties fo:margin-left="0cm" fo:margin-right="0cm" fo:text-indent="0cm" style:auto-text-indent="false"/>
      <style:text-properties officeooo:paragraph-rsid="002232e1"/>
    </style:style>
    <style:style style:name="P40" style:family="paragraph" style:parent-style-name="Standard" style:master-page-name="">
      <style:paragraph-properties fo:line-height="0.388cm" fo:text-align="start" style:justify-single-word="false" style:page-number="auto">
        <style:tab-stops>
          <style:tab-stop style:position="0cm" style:leader-style="dotted" style:leader-text="."/>
        </style:tab-stops>
      </style:paragraph-properties>
      <style:text-properties style:font-name="メイリオ1" fo:font-size="10pt" fo:font-style="normal" fo:font-weight="bold" officeooo:rsid="000f9db4" officeooo:paragraph-rsid="002232e1" style:font-name-asian="メイリオ1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41" style:family="paragraph" style:parent-style-name="Standard" style:master-page-name="Standard">
      <style:paragraph-properties fo:text-align="start" style:justify-single-word="false" style:page-number="auto"/>
      <style:text-properties fo:font-size="12pt" officeooo:paragraph-rsid="0020603c" style:font-name-asian="ＭＳ 明朝" style:font-size-asian="12pt" style:language-asian="ja" style:country-asian="JP" style:font-size-complex="12pt"/>
    </style:style>
    <style:style style:name="P42" style:family="paragraph" style:parent-style-name="Standard">
      <style:paragraph-properties fo:line-height="0.388cm" fo:text-align="start" style:justify-single-word="false"/>
      <style:text-properties style:font-name="メイリオ1" fo:font-size="9pt" fo:font-style="normal" fo:font-weight="normal" officeooo:rsid="002232e1" officeooo:paragraph-rsid="002232e1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paragraph-properties fo:line-height="0.388cm"/>
      <style:text-properties style:font-name="メイリオ1" fo:font-size="9pt" officeooo:rsid="002232e1" officeooo:paragraph-rsid="002232e1" style:font-name-asian="メイリオ1" style:font-size-asian="9pt" style:language-asian="ja" style:country-asian="JP" style:font-size-complex="9pt"/>
    </style:style>
    <style:style style:name="P44" style:family="paragraph" style:parent-style-name="Standard">
      <style:paragraph-properties fo:line-height="0.388cm"/>
      <style:text-properties style:font-name="メイリオ1" fo:font-size="9pt" officeooo:rsid="000f9db4" officeooo:paragraph-rsid="0024bf16" style:font-name-asian="メイリオ1" style:font-size-asian="9pt" style:language-asian="ja" style:country-asian="JP" style:font-size-complex="9pt"/>
    </style:style>
    <style:style style:name="P45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1" fo:font-size="10.25pt" fo:font-style="normal" fo:font-weight="normal" officeooo:rsid="000f9db4" officeooo:paragraph-rsid="001fae95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46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1" fo:font-size="10.25pt" fo:font-style="normal" fo:font-weight="normal" officeooo:rsid="000f9db4" officeooo:paragraph-rsid="0024bf16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47" style:family="paragraph" style:parent-style-name="Standard">
      <style:paragraph-properties fo:line-height="0.388cm"/>
      <style:text-properties style:font-name="メイリオ1" fo:font-size="10.25pt" fo:font-style="normal" fo:font-weight="normal" officeooo:rsid="000f9db4" officeooo:paragraph-rsid="0024bf16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48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2" fo:font-size="9pt" fo:font-style="italic" fo:font-weight="normal" officeooo:rsid="002232e1" officeooo:paragraph-rsid="002232e1" fo:background-color="transparent" style:font-name-asian="メイリオ2" style:font-size-asian="9pt" style:language-asian="ja" style:country-asian="JP" style:font-style-asian="italic" style:font-weight-asian="normal" style:font-size-complex="9pt" style:font-style-complex="normal" style:font-weight-complex="normal"/>
    </style:style>
    <style:style style:name="P49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officeooo:paragraph-rsid="0024bf16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f5177" style:language-asian="ja" style:country-asian="JP"/>
    </style:style>
    <style:style style:name="T3" style:family="text">
      <style:text-properties officeooo:rsid="001bfa40" style:language-asian="ja" style:country-asian="JP"/>
    </style:style>
    <style:style style:name="T4" style:family="text">
      <style:text-properties officeooo:rsid="001d7b89" style:language-asian="ja" style:country-asian="JP"/>
    </style:style>
    <style:style style:name="T5" style:family="text">
      <style:text-properties officeooo:rsid="0020603c" style:language-asian="ja" style:country-asian="JP"/>
    </style:style>
    <style:style style:name="T6" style:family="text">
      <style:text-properties officeooo:rsid="001bfa40"/>
    </style:style>
    <style:style style:name="T7" style:family="text">
      <style:text-properties style:font-name="メイリオ1" fo:font-size="9pt" fo:font-style="normal" fo:font-weight="normal" officeooo:rsid="002232e1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T8" style:family="text">
      <style:text-properties style:font-name="メイリオ1" fo:font-size="9pt" fo:font-style="normal" fo:font-weight="normal" officeooo:rsid="000f9db4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T9" style:family="text">
      <style:text-properties style:font-name="メイリオ1" fo:font-size="9pt" fo:font-style="normal" fo:font-weight="normal" officeooo:rsid="0024bf16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T10" style:family="text">
      <style:text-properties style:font-name="メイリオ1" fo:font-size="9pt" officeooo:rsid="000f9db4" style:font-name-asian="メイリオ1" style:font-size-asian="9pt" style:language-asian="ja" style:country-asian="JP" style:font-size-complex="9pt"/>
    </style:style>
    <style:style style:name="T11" style:family="text">
      <style:text-properties style:font-name="メイリオ1" fo:font-size="9pt" officeooo:rsid="002232e1" style:font-name-asian="メイリオ1" style:font-size-asian="9pt" style:language-asian="ja" style:country-asian="JP" style:font-size-complex="9pt"/>
    </style:style>
    <style:style style:name="T12" style:family="text">
      <style:text-properties fo:font-variant="normal" fo:text-transform="none" fo:color="#222222" fo:letter-spacing="normal" fo:font-style="normal"/>
    </style:style>
    <style:style style:name="T13" style:family="text">
      <style:text-properties fo:font-variant="normal" fo:text-transform="none" fo:color="#222222" fo:letter-spacing="normal" fo:font-style="normal" style:language-asian="ja" style:country-asian="JP"/>
    </style:style>
    <style:style style:name="T14" style:family="text">
      <style:text-properties officeooo:rsid="001d7b89"/>
    </style:style>
    <style:style style:name="T15" style:family="text">
      <style:text-properties officeooo:rsid="001f5177"/>
    </style:style>
    <style:style style:name="T16" style:family="text">
      <style:text-properties officeooo:rsid="002232e1"/>
    </style:style>
    <style:style style:name="T17" style:family="text">
      <style:text-properties fo:font-size="9pt" fo:font-weight="normal" style:font-size-asian="9pt" style:font-weight-asian="normal" style:font-size-complex="9pt" style:font-weight-complex="normal"/>
    </style:style>
    <style:style style:name="T18" style:family="text">
      <style:text-properties fo:font-size="9pt" fo:font-weight="normal" officeooo:rsid="002232e1" style:font-size-asian="9pt" style:font-weight-asian="normal" style:font-size-complex="9pt" style:font-weight-complex="normal"/>
    </style:style>
    <style:style style:name="T19" style:family="text">
      <style:text-properties fo:font-size="9pt" style:font-name-asian="メイリオ1" style:font-size-asian="9pt" style:font-size-complex="9pt"/>
    </style:style>
    <style:style style:name="T20" style:family="text">
      <style:text-properties fo:font-size="9pt" style:font-size-complex="9pt"/>
    </style:style>
    <style:style style:name="T21" style:family="text">
      <style:text-properties fo:font-size="9pt" fo:font-style="italic" officeooo:rsid="00311632" style:font-style-asian="italic" style:font-size-complex="9pt" style:font-style-complex="italic"/>
    </style:style>
    <style:style style:name="T22" style:family="text">
      <style:text-properties style:font-name="Meiryo" fo:font-size="9pt" style:font-size-complex="9pt"/>
    </style:style>
    <style:style style:name="T23" style:family="text">
      <style:text-properties style:font-name="メイリオ2" fo:font-size="9pt" style:font-size-complex="9pt"/>
    </style:style>
    <style:style style:name="T24" style:family="text">
      <style:text-properties style:font-name="メイリオ2" fo:font-size="9pt" officeooo:rsid="002232e1" style:font-size-complex="9pt"/>
    </style:style>
    <style:style style:name="T25" style:family="text">
      <style:text-properties style:font-name="メイリオ2" fo:font-size="9pt" style:font-name-asian="メイリオ2" style:font-size-asian="9pt" style:font-size-complex="9pt"/>
    </style:style>
    <style:style style:name="T26" style:family="text">
      <style:text-properties style:font-name="メイリオ2" fo:font-size="9pt" officeooo:rsid="002232e1" style:font-name-asian="メイリオ2" style:font-size-asian="9pt" style:font-size-complex="9pt"/>
    </style:style>
    <style:style style:name="T27" style:family="text">
      <style:text-properties style:font-name="メイリオ2" fo:font-size="9pt" officeooo:rsid="002232e1" style:font-name-asian="メイリオ2" style:font-size-asian="9pt" style:language-asian="ja" style:country-asian="JP" style:font-size-complex="9pt"/>
    </style:style>
    <style:style style:name="T28" style:family="text">
      <style:text-properties style:font-name="メイリオ2" fo:font-size="9pt" fo:font-style="italic" officeooo:rsid="0024bf16" style:font-style-asian="italic" style:font-size-complex="9pt" style:font-style-complex="italic"/>
    </style:style>
    <style:style style:name="T29" style:family="text">
      <style:text-properties style:font-name="メイリオ2" officeooo:rsid="00fb66ab" style:font-name-asian="メイリオ2"/>
    </style:style>
    <style:style style:name="T30" style:family="text">
      <style:text-properties style:font-name="メイリオ2" officeooo:rsid="0024bf16" style:font-name-asian="メイリオ2"/>
    </style:style>
    <style:style style:name="T31" style:family="text">
      <style:text-properties fo:color="#000000" style:font-name="メイリオ2" fo:font-size="9pt" officeooo:rsid="009d6b04" fo:background-color="transparent" loext:char-shading-value="0" style:font-name-asian="メイリオ2" style:font-size-asian="9pt" style:language-asian="ja" style:country-asian="JP" style:font-size-complex="9pt"/>
    </style:style>
    <style:style style:name="T32" style:family="text">
      <style:text-properties fo:color="#000000" style:font-name="メイリオ2" fo:font-size="9pt" officeooo:rsid="002232e1" fo:background-color="transparent" loext:char-shading-value="0" style:font-name-asian="メイリオ2" style:font-size-asian="9pt" style:language-asian="ja" style:country-asian="JP" style:font-size-complex="9pt"/>
    </style:style>
    <style:style style:name="T33" style:family="text">
      <style:text-properties fo:color="#000000" style:font-name="メイリオ2" fo:font-size="9pt" fo:background-color="transparent" loext:char-shading-value="0" style:font-name-asian="メイリオ2" style:font-size-asian="9pt" style:font-size-complex="9pt"/>
    </style:style>
    <style:style style:name="T34" style:family="text">
      <style:text-properties fo:color="#000000" style:font-name="メイリオ2" fo:font-size="9pt" officeooo:rsid="012efa7a" fo:background-color="transparent" loext:char-shading-value="0" style:font-name-asian="メイリオ2" style:font-size-asian="9pt" style:font-size-complex="9pt"/>
    </style:style>
    <style:style style:name="T35" style:family="text">
      <style:text-properties fo:color="#000000" style:font-name="メイリオ2" fo:font-size="9pt" officeooo:rsid="002232e1" fo:background-color="transparent" loext:char-shading-value="0" style:font-name-asian="メイリオ2" style:font-size-asian="9pt" style:font-size-complex="9pt"/>
    </style:style>
    <style:style style:name="T36" style:family="text">
      <style:text-properties fo:color="#000000" style:font-name="メイリオ2" fo:font-size="9pt" fo:background-color="transparent" loext:char-shading-value="0" style:font-name-asian="メイリオ2" style:font-size-complex="9pt"/>
    </style:style>
    <style:style style:name="T37" style:family="text">
      <style:text-properties fo:color="#000000" style:font-name="メイリオ2" fo:font-size="9pt" officeooo:rsid="002232e1" fo:background-color="transparent" loext:char-shading-value="0" style:font-name-asian="メイリオ2" style:font-size-complex="9pt"/>
    </style:style>
    <style:style style:name="T38" style:family="text">
      <style:text-properties fo:color="#000000" style:font-name="メイリオ2" fo:font-size="9pt" officeooo:rsid="00995e83" fo:background-color="transparent" loext:char-shading-value="0" style:font-name-asian="メイリオ2" style:font-size-complex="9pt"/>
    </style:style>
    <style:style style:name="T39" style:family="text">
      <style:text-properties fo:color="#000000" style:font-name="メイリオ2" fo:font-size="9pt" officeooo:rsid="0022dcd6" fo:background-color="transparent" loext:char-shading-value="0" style:font-name-asian="メイリオ2" style:font-size-complex="9pt"/>
    </style:style>
    <style:style style:name="T40" style:family="text">
      <style:text-properties fo:color="#000000" style:font-name="メイリオ2" fo:font-size="9pt" officeooo:rsid="002232e1" fo:background-color="transparent" loext:char-shading-value="0" style:font-size-complex="9pt"/>
    </style:style>
    <style:style style:name="T41" style:family="text">
      <style:text-properties fo:color="#000000" style:font-name="メイリオ2" fo:font-size="9pt" officeooo:rsid="0024bf16" fo:background-color="transparent" loext:char-shading-value="0" style:font-size-complex="9pt"/>
    </style:style>
    <style:style style:name="T42" style:family="text">
      <style:text-properties fo:color="#000000" style:font-name="メイリオ2" fo:font-size="9pt" fo:font-style="italic" fo:background-color="transparent" loext:char-shading-value="0" style:font-name-asian="メイリオ2" style:font-size-asian="9pt" style:font-style-asian="italic" style:font-size-complex="9pt"/>
    </style:style>
    <style:style style:name="T43" style:family="text">
      <style:text-properties fo:color="#000000" style:font-name="メイリオ2" fo:font-size="9pt" fo:font-style="italic" officeooo:rsid="002232e1" fo:background-color="transparent" loext:char-shading-value="0" style:font-name-asian="メイリオ2" style:font-size-asian="9pt" style:font-style-asian="italic" style:font-size-complex="9pt"/>
    </style:style>
    <style:style style:name="T44" style:family="text">
      <style:text-properties fo:color="#000000" style:font-name="メイリオ2" fo:font-size="9pt" fo:font-style="italic" officeooo:rsid="002232e1" fo:background-color="transparent" loext:char-shading-value="0" style:font-name-asian="メイリオ2" style:font-size-asian="9pt" style:language-asian="ja" style:country-asian="JP" style:font-style-asian="italic" style:font-size-complex="9pt"/>
    </style:style>
    <style:style style:name="T45" style:family="text">
      <style:text-properties fo:color="#000000" style:font-name="メイリオ2" fo:font-size="9pt" fo:font-style="italic" fo:background-color="transparent" loext:char-shading-value="0" style:font-name-asian="メイリオ2" style:font-style-asian="italic" style:font-size-complex="9pt"/>
    </style:style>
    <style:style style:name="T46" style:family="text">
      <style:text-properties fo:color="#000000" style:font-name="メイリオ2" fo:font-size="9pt" fo:font-style="italic" officeooo:rsid="00995e83" fo:background-color="transparent" loext:char-shading-value="0" style:font-name-asian="メイリオ2" style:font-style-asian="italic" style:font-size-complex="9pt"/>
    </style:style>
    <style:style style:name="T47" style:family="text">
      <style:text-properties fo:color="#000000" style:font-name="メイリオ2" fo:font-size="9pt" fo:font-style="italic" officeooo:rsid="002232e1" fo:background-color="transparent" loext:char-shading-value="0" style:font-name-asian="メイリオ2" style:font-style-asian="italic" style:font-size-complex="9pt"/>
    </style:style>
    <style:style style:name="T48" style:family="text">
      <style:text-properties fo:color="#000000" style:font-name="メイリオ2" fo:font-size="9pt" fo:font-style="italic" officeooo:rsid="002232e1" fo:background-color="transparent" loext:char-shading-value="0" style:font-style-asian="italic" style:font-size-complex="9pt" style:font-style-complex="italic"/>
    </style:style>
    <style:style style:name="T49" style:family="text">
      <style:text-properties fo:color="#000000" style:font-name="メイリオ2" fo:font-size="9pt" fo:font-style="italic" officeooo:rsid="0024bf16" fo:background-color="transparent" loext:char-shading-value="0" style:font-style-asian="italic" style:font-size-complex="9pt" style:font-style-complex="italic"/>
    </style:style>
    <style:style style:name="T50" style:family="text">
      <style:text-properties fo:color="#000000" style:font-name="メイリオ2" fo:font-size="9pt" fo:font-style="italic" fo:font-weight="normal" officeooo:rsid="000f9db4" fo:background-color="transparent" loext:char-shading-value="0" style:font-name-asian="メイリオ2" style:font-size-asian="9pt" style:language-asian="ja" style:country-asian="JP" style:font-style-asian="italic" style:font-weight-asian="normal" style:font-size-complex="9pt" style:font-style-complex="normal" style:font-weight-complex="normal"/>
    </style:style>
    <style:style style:name="T51" style:family="text">
      <style:text-properties fo:color="#000000" style:font-name="メイリオ2" fo:font-size="9pt" fo:font-style="italic" fo:font-weight="normal" officeooo:rsid="002232e1" fo:background-color="transparent" loext:char-shading-value="0" style:font-name-asian="メイリオ2" style:font-size-asian="9pt" style:language-asian="ja" style:country-asian="JP" style:font-style-asian="italic" style:font-weight-asian="normal" style:font-size-complex="9pt" style:font-style-complex="normal" style:font-weight-complex="normal"/>
    </style:style>
    <style:style style:name="T52" style:family="text">
      <style:text-properties fo:color="#000000" style:font-name="メイリオ2" fo:font-size="9pt" fo:font-style="italic" fo:font-weight="normal" officeooo:rsid="0024bf16" fo:background-color="transparent" loext:char-shading-value="0" style:font-name-asian="メイリオ2" style:font-size-asian="9pt" style:language-asian="ja" style:country-asian="JP" style:font-style-asian="italic" style:font-weight-asian="normal" style:font-size-complex="9pt" style:font-style-complex="normal" style:font-weight-complex="normal"/>
    </style:style>
    <style:style style:name="T53" style:family="text">
      <style:text-properties fo:color="#000000" style:font-name="メイリオ2" fo:font-size="9pt" fo:font-style="normal" fo:font-weight="normal" officeooo:rsid="002232e1" fo:background-color="transparent" loext:char-shading-value="0" style:font-name-asian="メイリオ2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T54" style:family="text">
      <style:text-properties fo:color="#000000" style:font-name="メイリオ2" fo:font-size="9pt" fo:font-style="normal" fo:font-weight="normal" officeooo:rsid="000f9db4" fo:background-color="transparent" loext:char-shading-value="0" style:font-name-asian="メイリオ2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T55" style:family="text">
      <style:text-properties fo:color="#000000" style:font-name="メイリオ2" fo:font-size="9pt" fo:font-style="normal" fo:font-weight="normal" officeooo:rsid="0024bf16" fo:background-color="transparent" loext:char-shading-value="0" style:font-name-asian="メイリオ2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T56" style:family="text">
      <style:text-properties fo:color="#000000" style:font-name="Meiryo" fo:font-size="9pt" fo:font-style="italic" officeooo:rsid="00995e83" fo:background-color="transparent" loext:char-shading-value="0" style:font-name-asian="メイリオ2" style:font-style-asian="italic" style:font-size-complex="9pt"/>
    </style:style>
    <style:style style:name="T57" style:family="text">
      <style:text-properties fo:color="#000000" fo:font-size="9pt" fo:font-style="italic" officeooo:rsid="00311632" fo:background-color="transparent" loext:char-shading-value="0" style:font-style-asian="italic" style:font-size-complex="9pt" style:font-style-complex="italic"/>
    </style:style>
    <style:style style:name="T58" style:family="text">
      <style:text-properties fo:color="#000000" fo:font-size="9pt" fo:background-color="transparent" loext:char-shading-value="0" style:font-size-complex="9pt"/>
    </style:style>
    <style:style style:name="T59" style:family="text">
      <style:text-properties fo:color="#000000" fo:font-size="9pt" officeooo:rsid="002232e1" fo:background-color="transparent" loext:char-shading-value="0" style:font-size-complex="9pt"/>
    </style:style>
    <style:style style:name="T60" style:family="text">
      <style:text-properties officeooo:rsid="01c77d3d"/>
    </style:style>
    <style:style style:name="T61" style:family="text">
      <style:text-properties officeooo:rsid="000f9db4" style:font-name-asian="メイリオ1" style:font-size-asian="9pt" style:language-asian="ja" style:country-asian="JP" style:font-size-complex="9pt"/>
    </style:style>
    <style:style style:name="T62" style:family="text">
      <style:text-properties officeooo:rsid="009d6b04" style:font-name-asian="メイリオ1" style:font-size-asian="9pt" style:language-asian="ja" style:country-asian="JP" style:font-size-complex="9pt"/>
    </style:style>
    <style:style style:name="T63" style:family="text">
      <style:text-properties officeooo:rsid="002232e1" style:font-name-asian="メイリオ1" style:font-size-asian="9pt" style:language-asian="ja" style:country-asian="JP" style:font-size-complex="9pt"/>
    </style:style>
    <style:style style:name="T64" style:family="text">
      <style:text-properties officeooo:rsid="0024bf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28"/>
      <text:p text:style-name="P28"/>
      <text:p text:style-name="P28"/>
      <text:p text:style-name="P28"/>
      <text:p text:style-name="P28"/>
      <text:p text:style-name="P28"/>
      <text:p text:style-name="P30">ボルグシステム</text:p>
      <text:p text:style-name="P29">createTag受発注画面</text:p>
      <text:p text:style-name="P29">CSS　スタイルシート設計書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1">2015年5月08日</text:p>
      <text:p text:style-name="P27">株式会社デジタルデザインシンク</text:p>
      <text:p text:style-name="P27"/>
      <text:p text:style-name="P5"><text:soft-page-break/>ファイル名：order.css</text:p>
      <text:p text:style-name="P5">概要：ボルグシステム、受発注画面のクリエイトタグを用いて制作した画面のスタイル</text:p>
      <text:p text:style-name="P5">作成日:2015．05.06</text:p>
      <text:p text:style-name="P5">設計者:T.Yamamoto</text:p>
      <text:p text:style-name="P5">作成者:T.Yamamoto</text:p>
      <text:p text:style-name="P37">ファイル<text:span text:style-name="T1">パス：borgsystem/</text:span><text:span text:style-name="T5">order/css/order.css</text:span></text:p>
      <text:p text:style-name="P38">図の説明：受発注画面についてのCSSスタイルシート</text:p>
      <text:p text:style-name="P33"/>
      <text:p text:style-name="P6">１．スタイルシート概要</text:p>
      <text:p text:style-name="P36">a　レイアウト群</text:p>
      <text:p text:style-name="P10">　1)　基本レイアウト</text:p>
      <text:p text:style-name="P10">　　①<text:span text:style-name="T16">body</text:span></text:p>
      <text:p text:style-name="P10">　　　画面に表示する全体の領域</text:p>
      <text:p text:style-name="P10"/>
      <text:p text:style-name="P11">　　②<text:span text:style-name="T16">.clearfix:after</text:span></text:p>
      <text:p text:style-name="P11">　　　クラスを適用した要素の中にfloatがあったときにその高さを認識させる</text:p>
      <text:p text:style-name="P10"/>
      <text:p text:style-name="P10">　　③a</text:p>
      <text:p text:style-name="P10">　　　リンク要素の領域</text:p>
      <text:p text:style-name="P10"/>
      <text:p text:style-name="P11">　　④<text:span text:style-name="T16">*:focus</text:span></text:p>
      <text:p text:style-name="P11">　　　<text:span text:style-name="T16">全ての要素が対象となる。フォーカスが当たったときのレスポンス。</text:span></text:p>
      <text:p text:style-name="P11"/>
      <text:p text:style-name="P11">　　⑤<text:span text:style-name="T16">input</text:span></text:p>
      <text:p text:style-name="P11">　　　入力ホームの領域</text:p>
      <text:p text:style-name="P11"/>
      <text:p text:style-name="P11">　　⑥.maiin</text:p>
      <text:p text:style-name="P11">　　　各画面のコンテンツの領域</text:p>
      <text:p text:style-name="P6"/>
      <text:p text:style-name="P7"><text:span text:style-name="T17">　　⑦</text:span><text:span text:style-name="T18">.grid1</text:span></text:p>
      <text:p text:style-name="P42">　　　グリッド1つ分のレイアウト</text:p>
      <text:p text:style-name="P7"/>
      <text:p text:style-name="P42">　　⑧.grid2</text:p>
      <text:p text:style-name="P42">　　　グリッド2つ分のレイアウト</text:p>
      <text:p text:style-name="P7"/>
      <text:p text:style-name="P42">　　⑨.grid10</text:p>
      <text:p text:style-name="P42">　　　グリッド10個分のレイアウト</text:p>
      <text:p text:style-name="P7"/>
      <text:p text:style-name="P42">　　➉ul</text:p>
      <text:p text:style-name="P42">　　　箇条書きの領域</text:p>
      <text:p text:style-name="P7"/>
      <text:p text:style-name="P42">　　⑪ul li</text:p>
      <text:p text:style-name="P42">　　　箇条書きの個々の領域</text:p>
      <text:p text:style-name="P7"/>
      <text:p text:style-name="P42">　　⑫button</text:p>
      <text:p text:style-name="P42">　　　ボタン領域</text:p>
      <text:p text:style-name="P7"/>
      <text:p text:style-name="P42">　　⑬button:hover</text:p>
      <text:p text:style-name="P42">　　　ボタンにマウスオーバーしたときのレイアウト</text:p>
      <text:p text:style-name="P7"/>
      <text:p text:style-name="P42">　　⑭.buttonImage:hoveer</text:p>
      <text:p text:style-name="P42">　　　画像ボタンにマウスオーバーしたときのレイアウト</text:p>
      <text:p text:style-name="P7"/>
      <text:p text:style-name="P42">　　⑮#fig2　ヘッダーより下にあるコンテンツ全体の領域</text:p>
      <text:p text:style-name="P7"/>
      <text:p text:style-name="P42">　2)　ヘッダーレイアウト</text:p>
      <text:p text:style-name="P42">　　①.header</text:p>
      <text:p text:style-name="P42">　　　ヘッダーの全領域</text:p>
      <text:p text:style-name="P7"/>
      <text:p text:style-name="P42">　　②.headerTitle</text:p>
      <text:p text:style-name="P42"><text:soft-page-break/>　　　ページのタイトルを囲む領域</text:p>
      <text:p text:style-name="P7"/>
      <text:p text:style-name="P42">　　③.header .pageTitle</text:p>
      <text:p text:style-name="P34"><text:span text:style-name="T7">　　　</text:span><text:span text:style-name="T19">ページのタイトル領域</text:span></text:p>
      <text:p text:style-name="P39"><text:span text:style-name="T1">　　</text:span>④<text:span text:style-name="T16">.closeButton</text:span></text:p>
      <text:p text:style-name="P39"><text:span text:style-name="T1">　　　</text:span>閉じるボタンのレイアウト</text:p>
      <text:p text:style-name="P9"/>
      <text:p text:style-name="P10">　3)　タブレイアウト</text:p>
      <text:p text:style-name="P11">　　①<text:span text:style-name="T16">.tabContent</text:span></text:p>
      <text:p text:style-name="P11">　　　<text:span text:style-name="T16">タブの中のコンテンツ全体の外枠</text:span></text:p>
      <text:p text:style-name="P11"/>
      <text:p text:style-name="P11">　　②.tablist</text:p>
      <text:p text:style-name="P11">　　　タブのラベル領域</text:p>
      <text:p text:style-name="P11"/>
      <text:p text:style-name="P11">　　③<text:span text:style-name="T16">.tablist li</text:span></text:p>
      <text:p text:style-name="P11">　　　<text:span text:style-name="T16">それぞれのタブ領域</text:span></text:p>
      <text:p text:style-name="P11"/>
      <text:p text:style-name="P11">　　④.tabArea .<text:span text:style-name="T16">tablist li:hover</text:span></text:p>
      <text:p text:style-name="P11">　　　それぞれのタブにマウスオーバーしたときのレイアウト</text:p>
      <text:p text:style-name="P11">　</text:p>
      <text:p text:style-name="P11">　　⑤<text:span text:style-name="T16">.tabRadio</text:span></text:p>
      <text:p text:style-name="P11">　　　タブのラジオボタンのレイアウト</text:p>
      <text:p text:style-name="P10"/>
      <text:p text:style-name="P11">　　⑥<text:span text:style-name="T16">.tabRadio:not(:checked) + .tabContent</text:span></text:p>
      <text:p text:style-name="P11">　　　選択されていないタブのコンテンツ領域</text:p>
      <text:p text:style-name="P10"/>
      <text:p text:style-name="P10">　　⑦.tablist .<text:span text:style-name="T16">firstTab</text:span></text:p>
      <text:p text:style-name="P10">　　　初期表示のタブのレイアウト</text:p>
      <text:p text:style-name="P10"/>
      <text:p text:style-name="P10">　4)　検索機能レイアウト</text:p>
      <text:p text:style-name="P11">　　①<text:span text:style-name="T16">.searcharea</text:span></text:p>
      <text:p text:style-name="P11">　　　検索機能全体の領域</text:p>
      <text:p text:style-name="P11"/>
      <text:p text:style-name="P11">　5)　期間レイアウト</text:p>
      <text:p text:style-name="P11">　　①<text:span text:style-name="T16">.periodarea</text:span></text:p>
      <text:p text:style-name="P11">　　　期間全体の領域</text:p>
      <text:p text:style-name="P11"/>
      <text:p text:style-name="P11">　6)　受注種別領域</text:p>
      <text:p text:style-name="P11">　　①.choice</text:p>
      <text:p text:style-name="P11">　　　受注種別全体の領域</text:p>
      <text:p text:style-name="P11"/>
      <text:p text:style-name="P11">　　②<text:span text:style-name="T16">.choice .selectbox</text:span></text:p>
      <text:p text:style-name="P11">　　　受注種別のセレクトボックスレイアウト</text:p>
      <text:p text:style-name="P10"/>
      <text:p text:style-name="P10">　7)　ボタン群レイアウト</text:p>
      <text:p text:style-name="P11">　　①<text:span text:style-name="T16">.buttonList</text:span></text:p>
      <text:p text:style-name="P11">　　　<text:span text:style-name="T16">ボタン群全体の領域</text:span></text:p>
      <text:p text:style-name="P11"/>
      <text:p text:style-name="P11">　　②<text:span text:style-name="T16">.editButtons</text:span></text:p>
      <text:p text:style-name="P11">　　　<text:span text:style-name="T16">編集ボタン領域</text:span></text:p>
      <text:p text:style-name="P11"/>
      <text:p text:style-name="P11">　　③<text:span text:style-name="T16">.pdfButtons</text:span></text:p>
      <text:p text:style-name="P11">　　　<text:span text:style-name="T16">pdf出力ボタン領域</text:span></text:p>
      <text:p text:style-name="P11"/>
      <text:p text:style-name="P11">　8)　jqgridレイアウト</text:p>
      <text:p text:style-name="P11">　　①<text:span text:style-name="T16">.wrapList</text:span></text:p>
      <text:p text:style-name="P11">　　　<text:span text:style-name="T16">jqGridの外枠領域</text:span></text:p>
      <text:p text:style-name="P10"/>
      <text:p text:style-name="P6">２．スタイルシート・ツリー構造</text:p>
      <text:p text:style-name="P6"/>
      <text:p text:style-name="P1">1)　基本レイアウト</text:p>
      <text:p text:style-name="P10">　<text:span text:style-name="T6">body</text:span></text:p>
      <text:p text:style-name="P10"><text:tab/><text:span text:style-name="T6">+-- .page</text:span></text:p>
      <text:p text:style-name="P10"><text:tab/><text:tab/><text:span text:style-name="T6">+-- .main</text:span></text:p>
      <text:p text:style-name="P10"><text:tab/><text:tab/><text:tab/><text:span text:style-name="T6">+-- .header .clearfix</text:span></text:p>
      <text:p text:style-name="P10"><text:soft-page-break/><text:tab/><text:tab/><text:tab/><text:span text:style-name="T6">+-- #fig2 .mainContent</text:span></text:p>
      <text:p text:style-name="P10"><text:tab/><text:tab/><text:tab/><text:tab/><text:span text:style-name="T6">+-- .tabArea</text:span></text:p>
      <text:p text:style-name="P10"/>
      <text:p text:style-name="P10">2)　ヘッダーレイアウト</text:p>
      <text:p text:style-name="P10">　<text:span text:style-name="T6">header clearfix</text:span></text:p>
      <text:p text:style-name="P10"><text:tab/><text:span text:style-name="T6">+-- .headerTitle</text:span></text:p>
      <text:p text:style-name="P10"><text:tab/><text:tab/><text:span text:style-name="T6">+-- .pageTitle</text:span></text:p>
      <text:p text:style-name="P10"><text:tab/><text:span text:style-name="T6">+-- .c loseButton grid1</text:span></text:p>
      <text:p text:style-name="P10"/>
      <text:p text:style-name="P10">3)　タブレイアウト</text:p>
      <text:p text:style-name="P13">　.tabArea</text:p>
      <text:p text:style-name="P13"><text:tab/>+-- .tablist</text:p>
      <text:p text:style-name="P13"><text:tab/><text:tab/>+-- .firstTab .grid1</text:p>
      <text:p text:style-name="P13"><text:tab/><text:tab/><text:tab/>+-- .tabLabel</text:p>
      <text:p text:style-name="P13"><text:tab/><text:tab/>+-- .secindTab .grid1</text:p>
      <text:p text:style-name="P13"><text:tab/><text:tab/><text:tab/>+-- .tabLabel</text:p>
      <text:p text:style-name="P13"/>
      <text:p text:style-name="P13">4)　タブコンテンツレイアウト</text:p>
      <text:p text:style-name="P13">　.tabArea</text:p>
      <text:p text:style-name="P13"><text:tab/>+-- .firstTabContent</text:p>
      <text:p text:style-name="P13"><text:tab/><text:tab/>+-- #sendTab .tabRadio</text:p>
      <text:p text:style-name="P13"><text:tab/><text:tab/>+-- #sendTabContent .tabContent</text:p>
      <text:p text:style-name="P13"><text:tab/><text:tab/><text:tab/>+-- .searcharea</text:p>
      <text:p text:style-name="P13"><text:tab/><text:tab/><text:tab/>+-- .periodarea</text:p>
      <text:p text:style-name="P13"><text:tab/><text:tab/><text:tab/>+-- #sendButtonList .buttonList</text:p>
      <text:p text:style-name="P13"><text:tab/><text:tab/><text:tab/>+-- #sendWrapList .wrapList</text:p>
      <text:p text:style-name="P21"/>
      <text:p text:style-name="P13">5)　検索機能レイアウト</text:p>
      <text:p text:style-name="P13">　.searcharea</text:p>
      <text:p text:style-name="P13"><text:tab/>+-- .searchText .grid1</text:p>
      <text:p text:style-name="P13"><text:tab/>+-- .searchtextbox .grid10</text:p>
      <text:p text:style-name="P13"><text:tab/>+-- #searchButton .searchButton .grid10</text:p>
      <text:p text:style-name="P17"/>
      <text:p text:style-name="P18">6)　期間レイアウト</text:p>
      <text:p text:style-name="P18">　.periodarea</text:p>
      <text:p text:style-name="P18"><text:tab/>+-- .periodtext .grid1</text:p>
      <text:p text:style-name="P18"><text:tab/>+-- .dateArea</text:p>
      <text:p text:style-name="P18"><text:tab/><text:tab/>+-- <text:s/>.datebox .grid2</text:p>
      <text:p text:style-name="P18"><text:tab/>+-- .from-to</text:p>
      <text:p text:style-name="P18"><text:tab/><text:tab/>+-- <text:s/>.datebox .grid2</text:p>
      <text:p text:style-name="P18"/>
      <text:p text:style-name="P18">7)　発注画面ボタン群レイアウト</text:p>
      <text:p text:style-name="P18">　#sebd<text:span text:style-name="T14">ButtonList .buttonList</text:span></text:p>
      <text:p text:style-name="P22"><text:span text:style-name="T3"><text:tab/></text:span><text:span text:style-name="T4">+-- .</text:span><text:span text:style-name="T12">editButtons</text:span> </text:p>
      <text:p text:style-name="P22"><text:tab/><text:tab/><text:span text:style-name="T14">+-- .</text:span><text:span text:style-name="T12">addButton .grid1</text:span> </text:p>
      <text:p text:style-name="P22"><text:tab/><text:tab/><text:span text:style-name="T14">+-- .</text:span><text:span text:style-name="T12">de</text:span><text:span text:style-name="T13">l</text:span><text:span text:style-name="T12">eteButton .grid1</text:span> </text:p>
      <text:p text:style-name="P22"><text:tab/><text:span text:style-name="T1">+-- .</text:span><text:span text:style-name="T12">pdfbuttons</text:span> </text:p>
      <text:p text:style-name="P22"><text:span text:style-name="T1"><text:tab/><text:tab/></text:span><text:span text:style-name="T2">+-- .</text:span><text:span text:style-name="T12">buttonsposition</text:span></text:p>
      <text:p text:style-name="P22"><text:span text:style-name="T12"><text:tab/><text:tab/><text:tab/></text:span><text:span text:style-name="T13">+-- .</text:span><text:span text:style-name="T12">firstbutton grid1</text:span> </text:p>
      <text:p text:style-name="P22"><text:tab/><text:tab/><text:tab/><text:span text:style-name="T15">+-- .</text:span><text:span text:style-name="T12">secondButton grid1</text:span> </text:p>
      <text:p text:style-name="P22"><text:tab/><text:tab/><text:tab/><text:span text:style-name="T15">+-- .</text:span><text:span text:style-name="T12">thirdbutton grid2</text:span> </text:p>
      <text:p text:style-name="P24"/>
      <text:p text:style-name="P25">8)　受注画面ボタン群レイアウト</text:p>
      <text:p text:style-name="P23"><text:span text:style-name="T3">　.#</text:span><text:span text:style-name="T12">receivedButtonList</text:span><text:span text:style-name="T4"> .buttonList</text:span></text:p>
      <text:p text:style-name="P23"><text:span text:style-name="T3"><text:tab/></text:span><text:span text:style-name="T4">+-- .</text:span><text:span text:style-name="T12">editButtons</text:span> </text:p>
      <text:p text:style-name="P23"><text:tab/><text:tab/><text:span text:style-name="T14">+-- .</text:span><text:span text:style-name="T12">addButton .grid1</text:span> </text:p>
      <text:p text:style-name="P23"><text:tab/><text:tab/><text:span text:style-name="T14">+-- .</text:span><text:span text:style-name="T12">de;eteButton .grid1</text:span> </text:p>
      <text:p text:style-name="P23"><text:tab/><text:span text:style-name="T1">+-- .</text:span><text:span text:style-name="T12">pdfbuttons</text:span> </text:p>
      <text:p text:style-name="P23"><text:span text:style-name="T1"><text:tab/><text:tab/></text:span><text:span text:style-name="T2">+-- .</text:span><text:span text:style-name="T12">buttonsposition</text:span></text:p>
      <text:p text:style-name="P23"><text:span text:style-name="T12"><text:tab/><text:tab/><text:tab/></text:span><text:span text:style-name="T13">+-- .</text:span><text:span text:style-name="T12">firstbutton grid1</text:span> </text:p>
      <text:p text:style-name="P23"><text:tab/><text:tab/><text:tab/><text:span text:style-name="T15">+-- .</text:span><text:span text:style-name="T12">secondButton grid1</text:span> </text:p>
      <text:p text:style-name="P25"><text:tab/><text:tab/><text:tab/>+-- .<text:span text:style-name="T12">thirdbutton grid2</text:span> </text:p>
      <text:p text:style-name="P23"><text:span text:style-name="T12"><text:tab/><text:tab/><text:tab/></text:span><text:span text:style-name="T13">+-- .forth</text:span><text:span text:style-name="T12">button grid1</text:span> </text:p>
      <text:p text:style-name="P23"><text:tab/><text:tab/><text:tab/><text:span text:style-name="T15">+-- .fifth</text:span><text:span text:style-name="T12">Button grid1</text:span> </text:p>
      <text:p text:style-name="P25"><text:tab/><text:tab/><text:tab/>+-- .sixth<text:span text:style-name="T12">button grid2</text:span> </text:p>
      <text:p text:style-name="P13"><text:tab/></text:p>
      <text:p text:style-name="P14"><text:soft-page-break/>9)　jqGridテーブルレイアウト</text:p>
      <text:p text:style-name="P14">　#sendWrapList .wrapList</text:p>
      <text:p text:style-name="P14"><text:tab/>+-- .#sendWrapList .list</text:p>
      <text:p text:style-name="P8"/>
      <text:p text:style-name="P8"/>
      <text:p text:style-name="P40">３．スタイルシート詳細設計（全てorder.cssに記述）</text:p>
      <text:p text:style-name="P12">　1)　基本レイアウト</text:p>
      <text:p text:style-name="P2">　　<text:span text:style-name="T22">①</text:span><text:span text:style-name="T21"> </text:span><text:span text:style-name="T24">body</text:span></text:p>
      <text:p text:style-name="P20"><text:s text:c="6"/>概要<text:tab/>：<text:span text:style-name="T29">画面に表示する全体の領域</text:span></text:p>
      <text:p text:style-name="P20">　　種別<text:tab/>：タグ</text:p>
      <text:p text:style-name="P19">　　親<text:tab/><text:tab/>：なし</text:p>
      <text:p text:style-name="P16">　　作成日<text:tab/>：2015.<text:span text:style-name="T16">05.06</text:span></text:p>
      <text:p text:style-name="P15">　　設計者<text:tab/>：<text:span text:style-name="T60">T.Yamamoto</text:span></text:p>
      <text:p text:style-name="P15">　　作成者<text:tab/>：<text:span text:style-name="T60">T.Yamamoto</text:span></text:p>
      <text:p text:style-name="P20">　　プロパティ<text:tab/>：</text:p>
      <text:p text:style-name="P26"><text:span text:style-name="T61"><text:tab/></text:span><text:span text:style-name="T63">font-family</text:span><text:span text:style-name="T61"><text:tab/>：</text:span><text:span text:style-name="T63">"ヒラギノ角ゴ Pro W3", "Hiragino Kaku Gothic Pro",</text:span></text:p>
      <text:p text:style-name="P43">　　　　　　　　　　　　　 "メイリオ", Meiryo, Osaka, "ＭＳ Ｐゴシック",</text:p>
      <text:p text:style-name="P26"><text:span text:style-name="T63">　　　　　　　　　　　　　 "MS PGothic", sans-serif;</text:span><text:span text:style-name="T61"><text:tab/>　　　　　　　　　　：</text:span><text:span text:style-name="T62">フォントの設定をする</text:span></text:p>
      <text:p text:style-name="P35"><text:span text:style-name="T25"><text:tab/></text:span><text:span text:style-name="T26">margin<text:tab/><text:tab/>：1% 0<text:tab/><text:tab/><text:tab/>：余白を</text:span><text:span text:style-name="T27">上下に1%の幅で</text:span><text:span text:style-name="T26">とる</text:span></text:p>
      <text:p text:style-name="P35"><text:span text:style-name="T10"><text:tab/></text:span><text:span text:style-name="T33">font-size<text:tab/>：</text:span><text:span text:style-name="T31">9</text:span><text:span text:style-name="T34">0%</text:span><text:span text:style-name="T42"><text:tab/><text:tab/><text:tab/>：</text:span><text:span text:style-name="T43">全体的を通常の9割程度のサイズにする</text:span></text:p>
      <text:p text:style-name="P35"><text:span text:style-name="T10"><text:tab/></text:span><text:span text:style-name="T32">color<text:tab/></text:span><text:span text:style-name="T33"><text:tab/>：</text:span><text:span text:style-name="T35">#888</text:span><text:span text:style-name="T42"><text:tab/><text:tab/><text:tab/>：</text:span><text:span text:style-name="T43">色を少し薄め</text:span><text:span text:style-name="T44">の黒</text:span><text:span text:style-name="T43">にする</text:span></text:p>
      <text:p text:style-name="P3"/>
      <text:p text:style-name="P47"><text:span text:style-name="T46">　　</text:span><text:span text:style-name="T56">②</text:span><text:span text:style-name="T57"> </text:span><text:span text:style-name="T41">.clearfix:after</text:span></text:p>
      <text:p text:style-name="P44"><text:s text:c="6"/>概要<text:tab/>：子要素にfloatがあったときに親要素の高さを認識させるためのレイアウト</text:p>
      <text:p text:style-name="P20">　　種別<text:tab/>：クラス</text:p>
      <text:p text:style-name="P19">　　親<text:tab/><text:tab/>：なし</text:p>
      <text:p text:style-name="P16">　　作成日<text:tab/>：2015.<text:span text:style-name="T16">05.06</text:span></text:p>
      <text:p text:style-name="P15">　　設計者<text:tab/>：<text:span text:style-name="T60">T.Yamamoto</text:span></text:p>
      <text:p text:style-name="P15">　　作成者<text:tab/>：<text:span text:style-name="T60">T.Yamamoto</text:span></text:p>
      <text:p text:style-name="P20">　　プロパティ<text:tab/>：</text:p>
      <text:p text:style-name="P26"><text:span text:style-name="T61"><text:tab/></text:span><text:span text:style-name="T63">content</text:span><text:span text:style-name="T61"><text:tab/><text:tab/>：</text:span><text:span text:style-name="T63">" "<text:tab/><text:tab/><text:tab/>:場所をとらない形で要素を存在させる</text:span></text:p>
      <text:p text:style-name="P35"><text:span text:style-name="T25"><text:tab/></text:span><text:span text:style-name="T26">display<text:tab/><text:tab/>：block<text:tab/><text:tab/><text:tab/>：必ずブロックとして扱う</text:span></text:p>
      <text:p text:style-name="P35"><text:span text:style-name="T10"><text:tab/></text:span><text:span text:style-name="T11">clear<text:tab/></text:span><text:span text:style-name="T33"><text:tab/>：</text:span><text:span text:style-name="T35">both</text:span><text:span text:style-name="T42"><text:tab/><text:tab/><text:tab/>：</text:span><text:span text:style-name="T43">回り込み防止</text:span><text:span text:style-name="T44">する</text:span></text:p>
      <text:p text:style-name="P3"><text:span text:style-name="T58"><text:tab/></text:span><text:span text:style-name="T59">height</text:span><text:span text:style-name="T37"><text:tab/></text:span><text:span text:style-name="T38"><text:tab/>：0<text:tab/><text:tab/><text:tab/>：</text:span><text:span text:style-name="T37">後に存在する要素の高さを0にする</text:span><text:span text:style-name="T38">　</text:span></text:p>
      <text:p text:style-name="P4"><text:span text:style-name="T38">　　　　</text:span><text:span text:style-name="T39">visibility<text:tab/> :hidden<text:tab/><text:tab/>:表示しない</text:span></text:p>
      <text:p text:style-name="P45"/>
      <text:p text:style-name="P45"/>
      <text:p text:style-name="P46">　　<text:span text:style-name="T22">③</text:span><text:span text:style-name="T21"> </text:span><text:span text:style-name="T28">*:focus</text:span></text:p>
      <text:p text:style-name="P44"><text:s text:c="6"/>概要<text:tab/>：<text:span text:style-name="T30">全ての要素が対象となる。フォーカスが当たったときのレスポンス。</text:span></text:p>
      <text:p text:style-name="P20">　　種別<text:tab/>：ワイルドカード</text:p>
      <text:p text:style-name="P19">　　親<text:tab/><text:tab/>：なし</text:p>
      <text:p text:style-name="P16">　　作成日<text:tab/>：</text:p>
      <text:p text:style-name="P15">　　設計者<text:tab/>：<text:span text:style-name="T60">T.Mausda</text:span></text:p>
      <text:p text:style-name="P15">　　作成者<text:tab/>：<text:span text:style-name="T60">T.Masuda</text:span></text:p>
      <text:p text:style-name="P20">　　プロパティ<text:tab/>：</text:p>
      <text:p text:style-name="P49"><text:span text:style-name="T8"><text:tab/></text:span><text:span text:style-name="T9">outline</text:span><text:span text:style-name="T53"><text:tab/></text:span><text:span text:style-name="T54"><text:tab/>：</text:span><text:span text:style-name="T55">none</text:span><text:span text:style-name="T50"><text:tab/><text:tab/>：</text:span><text:span text:style-name="T52">表示される青い枠線を消す</text:span></text:p>
      <text:p text:style-name="P2"/>
      <text:p text:style-name="P2">　　<text:span text:style-name="T22">①</text:span><text:span text:style-name="T21"> </text:span><text:span text:style-name="T23">.</text:span><text:span text:style-name="T24">body</text:span></text:p>
      <text:p text:style-name="P20"><text:s text:c="6"/>概要<text:tab/>：<text:span text:style-name="T29">画面に表示する全体の領域</text:span></text:p>
      <text:p text:style-name="P20">　　種別<text:tab/>：クラス</text:p>
      <text:p text:style-name="P19">　　親<text:tab/><text:tab/>：なし</text:p>
      <text:p text:style-name="P16">　　作成日<text:tab/>：2015.<text:span text:style-name="T16">05.06</text:span></text:p>
      <text:p text:style-name="P15">　　設計者<text:tab/>：<text:span text:style-name="T60">T.Yamamoto</text:span></text:p>
      <text:p text:style-name="P15">　　作成者<text:tab/>：<text:span text:style-name="T60">T.Yamamoto</text:span></text:p>
      <text:p text:style-name="P20">　　プロパティ<text:tab/>：</text:p>
      <text:p text:style-name="P26"><text:span text:style-name="T61"><text:tab/></text:span><text:span text:style-name="T63">font-family</text:span><text:span text:style-name="T61"><text:tab/>：</text:span><text:span text:style-name="T63">"ヒラギノ角ゴ Pro W3", "Hiragino Kaku Gothic Pro",</text:span></text:p>
      <text:p text:style-name="P43">　　　　　　　　　　　　　 "メイリオ", Meiryo, Osaka, "ＭＳ Ｐゴシック",</text:p>
      <text:p text:style-name="P26"><text:span text:style-name="T63">　　　　　　　　　　　　　 "MS PGothic", sans-serif;</text:span><text:span text:style-name="T61"><text:tab/>　　　　　　　　　　：</text:span><text:span text:style-name="T62">フォントの設定をする</text:span></text:p>
      <text:p text:style-name="P35"><text:span text:style-name="T25"><text:tab/></text:span><text:span text:style-name="T26">margin<text:tab/><text:tab/>：1% 0<text:tab/><text:tab/><text:tab/>：余白を</text:span><text:span text:style-name="T27">上下に1%の幅で</text:span><text:span text:style-name="T26">とる</text:span></text:p>
      <text:p text:style-name="P35"><text:span text:style-name="T10"><text:tab/></text:span><text:span text:style-name="T33">font-size<text:tab/>：</text:span><text:span text:style-name="T31">9</text:span><text:span text:style-name="T34">0%</text:span><text:span text:style-name="T42"><text:tab/><text:tab/><text:tab/>：</text:span><text:span text:style-name="T43">全体的を通常の9割程度のサイズにする</text:span></text:p>
      <text:p text:style-name="P2"><text:span text:style-name="T20"><text:tab/></text:span><text:span text:style-name="T37">color<text:tab/></text:span><text:span text:style-name="T36"><text:tab/>：</text:span><text:span text:style-name="T37">#888</text:span><text:span text:style-name="T45"><text:tab/><text:tab/><text:tab/>：</text:span><text:span text:style-name="T47">色を少し薄めの黒にする</text:span></text:p>
      <text:p text:style-name="P2"/>
      <text:p text:style-name="P2">　　<text:span text:style-name="T22">①</text:span><text:span text:style-name="T21"> </text:span><text:span text:style-name="T23">.</text:span><text:span text:style-name="T24">body</text:span></text:p>
      <text:p text:style-name="P20"><text:s text:c="6"/>概要<text:tab/>：<text:span text:style-name="T29">画面に表示する全体の領域</text:span></text:p>
      <text:p text:style-name="P20">　　種別<text:tab/>：クラス</text:p>
      <text:p text:style-name="P19">　　親<text:tab/><text:tab/>：なし</text:p>
      <text:p text:style-name="P16"><text:soft-page-break/>　　作成日<text:tab/>：2015.<text:span text:style-name="T16">05.06</text:span></text:p>
      <text:p text:style-name="P15">　　設計者<text:tab/>：<text:span text:style-name="T60">T.Yamamoto</text:span></text:p>
      <text:p text:style-name="P15">　　作成者<text:tab/>：<text:span text:style-name="T60">T.Yamamoto</text:span></text:p>
      <text:p text:style-name="P20">　　プロパティ<text:tab/>：</text:p>
      <text:p text:style-name="P26"><text:span text:style-name="T61"><text:tab/></text:span><text:span text:style-name="T63">font-family</text:span><text:span text:style-name="T61"><text:tab/>：</text:span><text:span text:style-name="T63">"ヒラギノ角ゴ Pro W3", "Hiragino Kaku Gothic Pro",</text:span></text:p>
      <text:p text:style-name="P43">　　　　　　　　　　　　　 "メイリオ", Meiryo, Osaka, "ＭＳ Ｐゴシック",</text:p>
      <text:p text:style-name="P26"><text:span text:style-name="T63">　　　　　　　　　　　　　 "MS PGothic", sans-serif;</text:span><text:span text:style-name="T61"><text:tab/>　　　　　　　　　　：</text:span><text:span text:style-name="T62">フォントの設定をする</text:span></text:p>
      <text:p text:style-name="P35"><text:span text:style-name="T25"><text:tab/></text:span><text:span text:style-name="T26">margin<text:tab/><text:tab/>：1% 0<text:tab/><text:tab/><text:tab/>：余白を</text:span><text:span text:style-name="T27">上下に1%の幅で</text:span><text:span text:style-name="T26">とる</text:span></text:p>
      <text:p text:style-name="P35"><text:span text:style-name="T10"><text:tab/></text:span><text:span text:style-name="T33">font-size<text:tab/>：</text:span><text:span text:style-name="T31">9</text:span><text:span text:style-name="T34">0%</text:span><text:span text:style-name="T42"><text:tab/><text:tab/><text:tab/>：</text:span><text:span text:style-name="T43">全体的を通常の9割程度のサイズにする</text:span></text:p>
      <text:p text:style-name="P2"><text:span text:style-name="T20"><text:tab/></text:span><text:span text:style-name="T37">color<text:tab/></text:span><text:span text:style-name="T36"><text:tab/>：</text:span><text:span text:style-name="T37">#888</text:span><text:span text:style-name="T45"><text:tab/><text:tab/><text:tab/>：</text:span><text:span text:style-name="T47">色を少し薄めの黒にする</text:span></text:p>
      <text:p text:style-name="P2"/>
      <text:p text:style-name="P2">　　<text:span text:style-name="T22">①</text:span><text:span text:style-name="T21"> </text:span><text:span text:style-name="T23">.</text:span><text:span text:style-name="T24">body</text:span></text:p>
      <text:p text:style-name="P20"><text:s text:c="6"/>概要<text:tab/>：<text:span text:style-name="T29">画面に表示する全体の領域</text:span></text:p>
      <text:p text:style-name="P20">　　種別<text:tab/>：クラス</text:p>
      <text:p text:style-name="P19">　　親<text:tab/><text:tab/>：なし</text:p>
      <text:p text:style-name="P16">　　作成日<text:tab/>：2015.<text:span text:style-name="T16">05.06</text:span></text:p>
      <text:p text:style-name="P15">　　設計者<text:tab/>：<text:span text:style-name="T60">T.Yamamoto</text:span></text:p>
      <text:p text:style-name="P15">　　作成者<text:tab/>：<text:span text:style-name="T60">T.Yamamoto</text:span></text:p>
      <text:p text:style-name="P20">　　プロパティ<text:tab/>：</text:p>
      <text:p text:style-name="P26"><text:span text:style-name="T61"><text:tab/></text:span><text:span text:style-name="T63">font-family</text:span><text:span text:style-name="T61"><text:tab/>：</text:span><text:span text:style-name="T63">"ヒラギノ角ゴ Pro W3", "Hiragino Kaku Gothic Pro",</text:span></text:p>
      <text:p text:style-name="P43">　　　　　　　　　　　　　 "メイリオ", Meiryo, Osaka, "ＭＳ Ｐゴシック",</text:p>
      <text:p text:style-name="P26"><text:span text:style-name="T63">　　　　　　　　　　　　　 "MS PGothic", sans-serif;</text:span><text:span text:style-name="T61"><text:tab/>　　　　　　　　　　：</text:span><text:span text:style-name="T62">フォントの設定をする</text:span></text:p>
      <text:p text:style-name="P35"><text:span text:style-name="T25"><text:tab/></text:span><text:span text:style-name="T26">margin<text:tab/><text:tab/>：1% 0<text:tab/><text:tab/><text:tab/>：余白を</text:span><text:span text:style-name="T27">上下に1%の幅で</text:span><text:span text:style-name="T26">とる</text:span></text:p>
      <text:p text:style-name="P35"><text:span text:style-name="T10"><text:tab/></text:span><text:span text:style-name="T33">font-size<text:tab/>：</text:span><text:span text:style-name="T31">9</text:span><text:span text:style-name="T34">0%</text:span><text:span text:style-name="T42"><text:tab/><text:tab/><text:tab/>：</text:span><text:span text:style-name="T43">全体的を通常の9割程度のサイズにする</text:span></text:p>
      <text:p text:style-name="P2"><text:span text:style-name="T20"><text:tab/></text:span><text:span text:style-name="T37">color<text:tab/></text:span><text:span text:style-name="T36"><text:tab/>：</text:span><text:span text:style-name="T37">#888</text:span><text:span text:style-name="T45"><text:tab/><text:tab/><text:tab/>：</text:span><text:span text:style-name="T47">色を少し薄めの黒にする</text:span>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Meiryo" svg:font-family="Meiryo"/>
    <style:font-face style:name="ＭＳ 明朝" svg:font-family="'ＭＳ 明朝'" style:font-family-generic="roman"/>
    <style:font-face style:name="メイリオ2" svg:font-family="メイリオ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ボルグドキュメントスタイル" style:family="paragraph" style:parent-style-name="Contents_20_9">
      <style:text-properties style:font-name="メイリオ" fo:font-family="メイリオ" style:font-style-name="レギュラー" style:font-family-generic="modern" style:font-pitch="variable" fo:font-size="9pt" style:font-name-asian="メイリオ" style:font-family-asian="メイリオ" style:font-style-name-asian="レギュラー" style:font-family-generic-asian="modern" style:font-pitch-asian="variable" style:font-size-asian="9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22:23:42.685000000</meta:creation-date>
    <dc:date>2015-05-08T20:36:28.106000000</dc:date>
    <meta:editing-duration>PT2H9M31S</meta:editing-duration>
    <meta:editing-cycles>8</meta:editing-cycles>
    <meta:generator>LibreOffice/4.3.5.2$Windows_x86 LibreOffice_project/3a87456aaa6a95c63eea1c1b3201acedf0751bd5</meta:generator>
    <meta:document-statistic meta:table-count="0" meta:image-count="0" meta:object-count="0" meta:page-count="6" meta:paragraph-count="238" meta:word-count="1847" meta:character-count="4682" meta:non-whitespace-character-count="3767"/>
  </office:meta>
</office:document-meta>
</file>